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800000"/>
    </style:style>
    <style:style style:name="T1" style:family="text">
      <style:text-properties fo:color="#8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!DOCTYPE html&gt;</text:p>
      <text:p text:style-name="Standard">&lt;html lang="fr"&gt;</text:p>
      <text:p text:style-name="Standard">&lt;head&gt;</text:p>
      <text:p text:style-name="Standard"><text:s text:c="4"/>&lt;meta charset="UTF-8"&gt;</text:p>
      <text:p text:style-name="Standard"><text:s text:c="4"/>&lt;meta name="viewport" content="width=device-width, initial-scale=1.0"&gt;</text:p>
      <text:p text:style-name="Standard"><text:s text:c="4"/>&lt;title&gt;Page Web avec Main&lt;/title&gt;</text:p>
      <text:p text:style-name="Standard">&lt;/head&gt;</text:p>
      <text:p text:style-name="Standard">&lt;body&gt;</text:p>
      <text:p text:style-name="Standard"><text:s text:c="4"/>&lt;header&gt;</text:p>
      <text:p text:style-name="Standard"><text:s text:c="8"/>&lt;h1&gt;Bienvenue sur ma page web&lt;/h1&gt;</text:p>
      <text:p text:style-name="Standard"><text:s text:c="8"/>&lt;nav&gt;</text:p>
      <text:p text:style-name="Standard"><text:s text:c="12"/>&lt;ul&gt;</text:p>
      <text:p text:style-name="Standard"><text:s text:c="16"/>&lt;li&gt;&lt;a href="#home"&gt;Accueil&lt;/a&gt;&lt;/li&gt;</text:p>
      <text:p text:style-name="Standard"><text:s text:c="16"/>&lt;li&gt;&lt;a href="#about"&gt;À propos&lt;/a&gt;&lt;/li&gt;</text:p>
      <text:p text:style-name="Standard"><text:s text:c="16"/>&lt;li&gt;&lt;a href="#contact"&gt;Contact&lt;/a&gt;&lt;/li&gt;</text:p>
      <text:p text:style-name="Standard"><text:s text:c="12"/>&lt;/ul&gt;</text:p>
      <text:p text:style-name="Standard"><text:s text:c="8"/>&lt;/nav&gt;</text:p>
      <text:p text:style-name="Standard"><text:s text:c="4"/>&lt;/header&gt;</text:p>
      <text:p text:style-name="Standard"><text:s text:c="4"/><text:span text:style-name="T1">&lt;main&gt;</text:span></text:p>
      <text:p text:style-name="P1"><text:s text:c="8"/>&lt;section id="home"&gt;</text:p>
      <text:p text:style-name="P1"><text:s text:c="12"/>&lt;h2&gt;Accueil&lt;/h2&gt;</text:p>
      <text:p text:style-name="P1"><text:s text:c="12"/>&lt;p&gt;Ceci est la section d'accueil de la page.&lt;/p&gt;</text:p>
      <text:p text:style-name="P1"><text:s text:c="8"/>&lt;/section&gt;</text:p>
      <text:p text:style-name="P1"><text:s text:c="8"/>&lt;section id="about"&gt;</text:p>
      <text:p text:style-name="P1"><text:s text:c="12"/>&lt;h2&gt;À propos&lt;/h2&gt;</text:p>
      <text:p text:style-name="P1"><text:s text:c="12"/>&lt;p&gt;Voici quelques informations à propos de cette page.&lt;/p&gt;</text:p>
      <text:p text:style-name="P1"><text:s text:c="8"/>&lt;/section&gt;</text:p>
      <text:p text:style-name="P1"><text:s text:c="8"/>&lt;section id="contact"&gt;</text:p>
      <text:p text:style-name="P1"><text:s text:c="12"/>&lt;h2&gt;Contact&lt;/h2&gt;</text:p>
      <text:p text:style-name="P1"><text:s text:c="12"/>&lt;p&gt;Vous pouvez nous contacter à l'adresse suivante : contact@example.com&lt;/p&gt;</text:p>
      <text:p text:style-name="P1"><text:s text:c="8"/>&lt;/section&gt;</text:p>
      <text:p text:style-name="P1"><text:s text:c="4"/>&lt;/main&gt;</text:p>
      <text:p text:style-name="Standard"><text:s text:c="4"/>&lt;footer&gt;</text:p>
      <text:p text:style-name="Standard"><text:s text:c="8"/>&lt;p&gt;© 2024 Ma Page Web&lt;/p&gt;</text:p>
      <text:p text:style-name="Standard"><text:s text:c="4"/>&lt;/footer&gt;</text:p>
      <text:p text:style-name="Standard">&lt;/body&gt;</text:p>
      <text:p text:style-name="Standard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4S</meta:editing-duration>
    <meta:editing-cycles>3</meta:editing-cycles>
    <meta:generator>OpenOffice/4.1.15$Win32 OpenOffice.org_project/4115m2$Build-9813</meta:generator>
    <dc:date>2024-07-16T20:49:21.35</dc:date>
    <meta:document-statistic meta:table-count="0" meta:image-count="0" meta:object-count="0" meta:page-count="1" meta:paragraph-count="37" meta:word-count="84" meta:character-count="1010"/>
    <meta:user-defined meta:name="Info 1"/>
    <meta:user-defined meta:name="Info 2"/>
    <meta:user-defined meta:name="Info 3"/>
    <meta:user-defined meta:name="Info 4"/>
  </office:meta>
</office:document-meta>
</file>